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number-columns-repeated="50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>
            <text:p><text:s/></text:p>
          </table:table-cell>
          <table:table-cell office:value-type="string">
            <text:p>11_2014-02-11.11:01:40</text:p>
          </table:table-cell>
          <table:table-cell office:value-type="string">
            <text:p>11_2014-02-11.11:08:23</text:p>
          </table:table-cell>
          <table:table-cell office:value-type="string">
            <text:p>12_2014-02-11.11:01:40</text:p>
          </table:table-cell>
          <table:table-cell office:value-type="string">
            <text:p>13_2014-02-11.11:01:40</text:p>
          </table:table-cell>
          <table:table-cell office:value-type="string">
            <text:p>14_2014-02-11.11:01:41</text:p>
          </table:table-cell>
          <table:table-cell office:value-type="string">
            <text:p>15_2014-02-11.11:01:41</text:p>
          </table:table-cell>
          <table:table-cell office:value-type="string">
            <text:p>16_2014-02-11.11:01:41</text:p>
          </table:table-cell>
          <table:table-cell office:value-type="string">
            <text:p>17_2014-02-11.11:01:41</text:p>
          </table:table-cell>
          <table:table-cell office:value-type="string">
            <text:p>18_2014-02-11.11:08:14</text:p>
          </table:table-cell>
          <table:table-cell office:value-type="string">
            <text:p>19_2014-02-11.11:08:14</text:p>
          </table:table-cell>
          <table:table-cell office:value-type="string">
            <text:p>20_2014-02-11.11:08:15</text:p>
          </table:table-cell>
          <table:table-cell office:value-type="string">
            <text:p>21_2014-02-11.11:32:14</text:p>
          </table:table-cell>
          <table:table-cell office:value-type="string">
            <text:p>22_2014-02-11.11:32:14</text:p>
          </table:table-cell>
          <table:table-cell office:value-type="string">
            <text:p>23_2014-02-11.11:32:14</text:p>
          </table:table-cell>
          <table:table-cell office:value-type="string">
            <text:p>24_2014-02-11.11:32:14</text:p>
          </table:table-cell>
          <table:table-cell office:value-type="string">
            <text:p>25_2014-02-11.11:32:14</text:p>
          </table:table-cell>
          <table:table-cell office:value-type="string">
            <text:p>26_2014-02-11.11:40:19</text:p>
          </table:table-cell>
          <table:table-cell office:value-type="string">
            <text:p>27_2014-02-11.11:40:19</text:p>
          </table:table-cell>
          <table:table-cell office:value-type="string">
            <text:p>28_2014-02-11.11:40:19</text:p>
          </table:table-cell>
          <table:table-cell office:value-type="string">
            <text:p>29_2014-02-11.11:40:19</text:p>
          </table:table-cell>
          <table:table-cell office:value-type="string">
            <text:p>30_2014-02-11.11:40:19</text:p>
          </table:table-cell>
          <table:table-cell office:value-type="string">
            <text:p>31_2014-02-11.11:54:19</text:p>
          </table:table-cell>
          <table:table-cell office:value-type="string">
            <text:p>32_2014-02-11.11:54:19</text:p>
          </table:table-cell>
          <table:table-cell office:value-type="string">
            <text:p>33_2014-02-11.11:54:19</text:p>
          </table:table-cell>
          <table:table-cell office:value-type="string">
            <text:p>34_2014-02-11.11:54:20</text:p>
          </table:table-cell>
          <table:table-cell office:value-type="string">
            <text:p>35_2014-02-11.11:54:20</text:p>
          </table:table-cell>
          <table:table-cell office:value-type="string">
            <text:p>36_2014-02-11.11:54:19</text:p>
          </table:table-cell>
          <table:table-cell office:value-type="string">
            <text:p>38_2014-02-11.12:04:11</text:p>
          </table:table-cell>
          <table:table-cell office:value-type="string">
            <text:p>39_2014-02-11.12:04:11</text:p>
          </table:table-cell>
          <table:table-cell office:value-type="string">
            <text:p>40_2014-02-11.12:06:55</text:p>
          </table:table-cell>
          <table:table-cell office:value-type="string">
            <text:p>41_2014-02-12.11:11:47</text:p>
          </table:table-cell>
          <table:table-cell office:value-type="string">
            <text:p>42_2014-02-12.11:11:47</text:p>
          </table:table-cell>
          <table:table-cell office:value-type="string">
            <text:p>43_2014-02-12.11:11:47</text:p>
          </table:table-cell>
          <table:table-cell office:value-type="string">
            <text:p>44_2014-02-12.11:11:47</text:p>
          </table:table-cell>
          <table:table-cell office:value-type="string">
            <text:p>45_2014-02-12.11:11:47</text:p>
          </table:table-cell>
          <table:table-cell office:value-type="string">
            <text:p>46_2014-02-12.11:11:47</text:p>
          </table:table-cell>
          <table:table-cell office:value-type="string">
            <text:p>47_2014-02-12.11:38:02</text:p>
          </table:table-cell>
          <table:table-cell office:value-type="string">
            <text:p>49_2014-02-12.11:38:02</text:p>
          </table:table-cell>
          <table:table-cell office:value-type="string">
            <text:p>50_2014-02-12.11:38:02</text:p>
          </table:table-cell>
          <table:table-cell office:value-type="string">
            <text:p>51_2014-02-12.11:38:02</text:p>
          </table:table-cell>
          <table:table-cell office:value-type="string">
            <text:p>52_2014-02-12.11:38:02</text:p>
          </table:table-cell>
          <table:table-cell office:value-type="string">
            <text:p>53_2014-02-12.11:38:02</text:p>
          </table:table-cell>
          <table:table-cell office:value-type="string">
            <text:p>54_2014-02-12.11:42:31</text:p>
          </table:table-cell>
          <table:table-cell office:value-type="string">
            <text:p>55_2014-02-12.11:42:31</text:p>
          </table:table-cell>
          <table:table-cell office:value-type="string">
            <text:p>56_2014-02-12.11:47:11</text:p>
          </table:table-cell>
          <table:table-cell office:value-type="string">
            <text:p>57_2014-02-12.11:47:11</text:p>
          </table:table-cell>
          <table:table-cell office:value-type="string">
            <text:p>58_2014-02-12.11:53:16</text:p>
          </table:table-cell>
          <table:table-cell office:value-type="string">
            <text:p>59_2014-02-12.11:53:16</text:p>
          </table:table-cell>
          <table:table-cell office:value-type="string">
            <text:p>60_2014-02-12.11:53:16</text:p>
          </table:table-cell>
          <table:table-cell office:value-type="string">
            <text:p>61_2014-02-12.11:53:16</text:p>
          </table:table-cell>
          <table:table-cell table:style-name="Default" office:value-type="string">
            <text:p>СРЕДНЕЕ</text:p>
          </table:table-cell>
          <table:table-cell table:style-name="Default" office:value-type="string">
            <text:p>ДИСПЕРСИЯ</text:p>
          </table:table-cell>
          <table:table-cell table:style-name="Default" office:value-type="string">
            <text:p>ВАРИАЦИЯ</text:p>
          </table:table-cell>
        </table:table-row>
        <table:table-row table:style-name="ro1">
          <table:table-cell office:value-type="string">
            <text:p>leftindex0.9</text:p>
          </table:table-cell>
          <table:table-cell table:number-columns-repeated="50" office:value-type="float" office:value="0">
            <text:p>0</text:p>
          </table:table-cell>
          <table:table-cell table:formula="of:=AVERAGE([.B2:.AY2])" office:value-type="float" office:value="0">
            <text:p>0,0000</text:p>
          </table:table-cell>
          <table:table-cell table:formula="of:=VAR([.B2:.AY2])" office:value-type="float" office:value="0">
            <text:p>0,0000</text:p>
          </table:table-cell>
          <table:table-cell table:formula="of:=[.BA2]/[.AZ2]" office:value-type="percentage" office:value="0">
            <text:p>#DIV/0!</text:p>
          </table:table-cell>
        </table:table-row>
        <table:table-row table:style-name="ro1">
          <table:table-cell office:value-type="string">
            <text:p>leftindex0.99</text:p>
          </table:table-cell>
          <table:table-cell table:number-columns-repeated="50" office:value-type="float" office:value="0">
            <text:p>0</text:p>
          </table:table-cell>
          <table:table-cell table:formula="of:=AVERAGE([.B3:.AY3])" office:value-type="float" office:value="0">
            <text:p>0,0000</text:p>
          </table:table-cell>
          <table:table-cell table:formula="of:=VAR([.B3:.AY3])" office:value-type="float" office:value="0">
            <text:p>0,0000</text:p>
          </table:table-cell>
          <table:table-cell table:formula="of:=[.BA3]/[.AZ3]" office:value-type="percentage" office:value="0">
            <text:p>#DIV/0!</text:p>
          </table:table-cell>
        </table:table-row>
        <table:table-row table:style-name="ro1">
          <table:table-cell office:value-type="string">
            <text:p>leftindex0.99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3" office:value-type="float" office:value="0">
            <text:p>0</text:p>
          </table:table-cell>
          <table:table-cell table:formula="of:=AVERAGE([.B4:.AY4])" office:value-type="float" office:value="0.000408164">
            <text:p>0,0004</text:p>
          </table:table-cell>
          <table:table-cell table:formula="of:=VAR([.B4:.AY4])" office:value-type="float" office:value="0.0000083298925448">
            <text:p>0,0000</text:p>
          </table:table-cell>
          <table:table-cell table:formula="of:=[.BA4]/[.AZ4]" office:value-type="percentage" office:value="0.0204082">
            <text:p>2,04%</text:p>
          </table:table-cell>
        </table:table-row>
        <table:table-row table:style-name="ro1">
          <table:table-cell office:value-type="string">
            <text:p>leftindex0.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0204082">
            <text:p>0,020408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17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formula="of:=AVERAGE([.B5:.AY5])" office:value-type="float" office:value="0.00653062">
            <text:p>0,0065</text:p>
          </table:table-cell>
          <table:table-cell table:formula="of:=VAR([.B5:.AY5])" office:value-type="float" office:value="0.000245476303581224">
            <text:p>0,0002</text:p>
          </table:table-cell>
          <table:table-cell table:formula="of:=[.BA5]/[.AZ5]" office:value-type="percentage" office:value="0.0375885143495142">
            <text:p>3,76%</text:p>
          </table:table-cell>
        </table:table-row>
        <table:table-row table:style-name="ro1">
          <table:table-cell office:value-type="string">
            <text:p>leftlittle0.9</text:p>
          </table:table-cell>
          <table:table-cell table:number-columns-repeated="5" office:value-type="float" office:value="0">
            <text:p>0</text:p>
          </table:table-cell>
          <table:table-cell office:value-type="float" office:value="0.142857">
            <text:p>0,142857</text:p>
          </table:table-cell>
          <table:table-cell table:number-columns-repeated="7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204082">
            <text:p>0,204082</text:p>
          </table:table-cell>
          <table:table-cell table:number-columns-repeated="9" office:value-type="float" office:value="0">
            <text:p>0</text:p>
          </table:table-cell>
          <table:table-cell table:formula="of:=AVERAGE([.B6:.AY6])" office:value-type="float" office:value="0.0089796">
            <text:p>0,0090</text:p>
          </table:table-cell>
          <table:table-cell table:formula="of:=VAR([.B6:.AY6])" office:value-type="float" office:value="0.00122670198982041">
            <text:p>0,0012</text:p>
          </table:table-cell>
          <table:table-cell table:formula="of:=[.BA6]/[.AZ6]" office:value-type="percentage" office:value="0.136609870130118">
            <text:p>13,66%</text:p>
          </table:table-cell>
        </table:table-row>
        <table:table-row table:style-name="ro1">
          <table:table-cell office:value-type="string">
            <text:p>leftlittle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204082">
            <text:p>0,20408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9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265306">
            <text:p>0,265306</text:p>
          </table:table-cell>
          <table:table-cell table:number-columns-repeated="9" office:value-type="float" office:value="0">
            <text:p>0</text:p>
          </table:table-cell>
          <table:table-cell table:formula="of:=AVERAGE([.B7:.AY7])" office:value-type="float" office:value="0.013877558">
            <text:p>0,0139</text:p>
          </table:table-cell>
          <table:table-cell table:formula="of:=VAR([.B7:.AY7])" office:value-type="float" office:value="0.00223444468838983">
            <text:p>0,0022</text:p>
          </table:table-cell>
          <table:table-cell table:formula="of:=[.BA7]/[.AZ7]" office:value-type="percentage" office:value="0.161011374507664">
            <text:p>16,10%</text:p>
          </table:table-cell>
        </table:table-row>
        <table:table-row table:style-name="ro1">
          <table:table-cell office:value-type="string">
            <text:p>leftlittle0.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265306">
            <text:p>0,265306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142857">
            <text:p>0,14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4082">
            <text:p>0,204082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346939">
            <text:p>0,346939</text:p>
          </table:table-cell>
          <table:table-cell table:number-columns-repeated="9" office:value-type="float" office:value="0">
            <text:p>0</text:p>
          </table:table-cell>
          <table:table-cell table:formula="of:=AVERAGE([.B8:.AY8])" office:value-type="float" office:value="0.026530626">
            <text:p>0,0265</text:p>
          </table:table-cell>
          <table:table-cell table:formula="of:=VAR([.B8:.AY8])" office:value-type="float" office:value="0.00464517692441543">
            <text:p>0,0046</text:p>
          </table:table-cell>
          <table:table-cell table:formula="of:=[.BA8]/[.AZ8]" office:value-type="percentage" office:value="0.175087347144219">
            <text:p>17,51%</text:p>
          </table:table-cell>
        </table:table-row>
        <table:table-row table:style-name="ro1">
          <table:table-cell office:value-type="string">
            <text:p>leftlittle0.9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346939">
            <text:p>0,346939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142857">
            <text:p>0,142857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204082">
            <text:p>0,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408163">
            <text:p>0,408163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office:value-type="float" office:value="0.44898">
            <text:p>0,44898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formula="of:=AVERAGE([.B9:.AY9])" office:value-type="float" office:value="0.045306144">
            <text:p>0,0453</text:p>
          </table:table-cell>
          <table:table-cell table:formula="of:=VAR([.B9:.AY9])" office:value-type="float" office:value="0.00986477472285476">
            <text:p>0,0099</text:p>
          </table:table-cell>
          <table:table-cell table:formula="of:=[.BA9]/[.AZ9]" office:value-type="percentage" office:value="0.217735915085926">
            <text:p>21,77%</text:p>
          </table:table-cell>
        </table:table-row>
        <table:table-row table:style-name="ro1">
          <table:table-cell office:value-type="string">
            <text:p>leftmiddle0.9</text:p>
          </table:table-cell>
          <table:table-cell table:number-columns-repeated="50" office:value-type="float" office:value="0">
            <text:p>0</text:p>
          </table:table-cell>
          <table:table-cell table:formula="of:=AVERAGE([.B10:.AY10])" office:value-type="float" office:value="0">
            <text:p>0,0000</text:p>
          </table:table-cell>
          <table:table-cell table:formula="of:=VAR([.B10:.AY10])" office:value-type="float" office:value="0">
            <text:p>0,0000</text:p>
          </table:table-cell>
          <table:table-cell table:formula="of:=[.BA10]/[.AZ10]" office:value-type="percentage" office:value="0">
            <text:p>#DIV/0!</text:p>
          </table:table-cell>
        </table:table-row>
        <table:table-row table:style-name="ro1">
          <table:table-cell office:value-type="string">
            <text:p>leftmiddle0.99</text:p>
          </table:table-cell>
          <table:table-cell table:number-columns-repeated="50" office:value-type="float" office:value="0">
            <text:p>0</text:p>
          </table:table-cell>
          <table:table-cell table:formula="of:=AVERAGE([.B11:.AY11])" office:value-type="float" office:value="0">
            <text:p>0,0000</text:p>
          </table:table-cell>
          <table:table-cell table:formula="of:=VAR([.B11:.AY11])" office:value-type="float" office:value="0">
            <text:p>0,0000</text:p>
          </table:table-cell>
          <table:table-cell table:formula="of:=[.BA11]/[.AZ11]" office:value-type="percentage" office:value="0">
            <text:p>#DIV/0!</text:p>
          </table:table-cell>
        </table:table-row>
        <table:table-row table:style-name="ro1">
          <table:table-cell office:value-type="string">
            <text:p>leftmiddle0.99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5" office:value-type="float" office:value="0">
            <text:p>0</text:p>
          </table:table-cell>
          <table:table-cell table:formula="of:=AVERAGE([.B12:.AY12])" office:value-type="float" office:value="0.001224492">
            <text:p>0,0012</text:p>
          </table:table-cell>
          <table:table-cell table:formula="of:=VAR([.B12:.AY12])" office:value-type="float" office:value="0.0000239696907921796">
            <text:p>0,0000</text:p>
          </table:table-cell>
          <table:table-cell table:formula="of:=[.BA12]/[.AZ12]" office:value-type="percentage" office:value="0.019575212244898">
            <text:p>1,96%</text:p>
          </table:table-cell>
        </table:table-row>
        <table:table-row table:style-name="ro1">
          <table:table-cell office:value-type="string">
            <text:p>leftmiddle0.9999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17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table:formula="of:=AVERAGE([.B13:.AY13])" office:value-type="float" office:value="0.004081636">
            <text:p>0,0041</text:p>
          </table:table-cell>
          <table:table-cell table:formula="of:=VAR([.B13:.AY13])" office:value-type="float" office:value="0.000101998384346841">
            <text:p>0,0001</text:p>
          </table:table-cell>
          <table:table-cell table:formula="of:=[.BA13]/[.AZ13]" office:value-type="percentage" office:value="0.0249895836735174">
            <text:p>2,50%</text:p>
          </table:table-cell>
        </table:table-row>
        <table:table-row table:style-name="ro1">
          <table:table-cell office:value-type="string">
            <text:p>leftring0.9</text:p>
          </table:table-cell>
          <table:table-cell table:number-columns-repeated="50" office:value-type="float" office:value="0">
            <text:p>0</text:p>
          </table:table-cell>
          <table:table-cell table:formula="of:=AVERAGE([.B14:.AY14])" office:value-type="float" office:value="0">
            <text:p>0,0000</text:p>
          </table:table-cell>
          <table:table-cell table:formula="of:=VAR([.B14:.AY14])" office:value-type="float" office:value="0">
            <text:p>0,0000</text:p>
          </table:table-cell>
          <table:table-cell table:formula="of:=[.BA14]/[.AZ14]" office:value-type="percentage" office:value="0">
            <text:p>#DIV/0!</text:p>
          </table:table-cell>
        </table:table-row>
        <table:table-row table:style-name="ro1">
          <table:table-cell office:value-type="string">
            <text:p>leftring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41" office:value-type="float" office:value="0">
            <text:p>0</text:p>
          </table:table-cell>
          <table:table-cell table:formula="of:=AVERAGE([.B15:.AY15])" office:value-type="float" office:value="0.00122449">
            <text:p>0,0012</text:p>
          </table:table-cell>
          <table:table-cell table:formula="of:=VAR([.B15:.AY15])" office:value-type="float" office:value="0.0000409693098964286">
            <text:p>0,0000</text:p>
          </table:table-cell>
          <table:table-cell table:formula="of:=[.BA15]/[.AZ15]" office:value-type="percentage" office:value="0.0334582641723726">
            <text:p>3,35%</text:p>
          </table:table-cell>
        </table:table-row>
        <table:table-row table:style-name="ro1">
          <table:table-cell office:value-type="string">
            <text:p>leftring0.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408163">
            <text:p>0,0408163</text:p>
          </table:table-cell>
          <table:table-cell table:number-columns-repeated="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0" office:value-type="float" office:value="0">
            <text:p>0</text:p>
          </table:table-cell>
          <table:table-cell table:formula="of:=AVERAGE([.B16:.AY16])" office:value-type="float" office:value="0.004081632">
            <text:p>0,0041</text:p>
          </table:table-cell>
          <table:table-cell table:formula="of:=VAR([.B16:.AY16])" office:value-type="float" office:value="0.000169997123987527">
            <text:p>0,0002</text:p>
          </table:table-cell>
          <table:table-cell table:formula="of:=[.BA16]/[.AZ16]" office:value-type="percentage" office:value="0.0416493020408323">
            <text:p>4,16%</text:p>
          </table:table-cell>
        </table:table-row>
        <table:table-row table:style-name="ro1">
          <table:table-cell office:value-type="string">
            <text:p>leftring0.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306122">
            <text:p>0,306122</text:p>
          </table:table-cell>
          <table:table-cell office:value-type="float" office:value="0.183673">
            <text:p>0,183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142857">
            <text:p>0,142857</text:p>
          </table:table-cell>
          <table:table-cell table:number-columns-repeated="5" office:value-type="float" office:value="0">
            <text:p>0</text:p>
          </table:table-cell>
          <table:table-cell office:value-type="float" office:value="0.183673">
            <text:p>0,18367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142857">
            <text:p>0,142857</text:p>
          </table:table-cell>
          <table:table-cell table:number-columns-repeated="20" office:value-type="float" office:value="0">
            <text:p>0</text:p>
          </table:table-cell>
          <table:table-cell table:formula="of:=AVERAGE([.B17:.AY17])" office:value-type="float" office:value="0.021224458">
            <text:p>0,0212</text:p>
          </table:table-cell>
          <table:table-cell table:formula="of:=VAR([.B17:.AY17])" office:value-type="float" office:value="0.00375624517193963">
            <text:p>0,0038</text:p>
          </table:table-cell>
          <table:table-cell table:formula="of:=[.BA17]/[.AZ17]" office:value-type="percentage" office:value="0.176977201111078">
            <text:p>17,70%</text:p>
          </table:table-cell>
        </table:table-row>
        <table:table-row table:style-name="ro1">
          <table:table-cell office:value-type="string">
            <text:p>leftthumb0.9</text:p>
          </table:table-cell>
          <table:table-cell table:number-columns-repeated="2" office:value-type="float" office:value="0.326531">
            <text:p>0,326531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.102041">
            <text:p>0,102041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142857">
            <text:p>0,142857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office:value-type="float" office:value="0.0612245">
            <text:p>0,0612245</text:p>
          </table:table-cell>
          <table:table-cell office:value-type="float" office:value="0.163265">
            <text:p>0,163265</text:p>
          </table:table-cell>
          <table:table-cell table:number-columns-repeated="2" office:value-type="float" office:value="0.0612245">
            <text:p>0,0612245</text:p>
          </table:table-cell>
          <table:table-cell table:number-columns-repeated="4"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.0408163">
            <text:p>0,0408163</text:p>
          </table:table-cell>
          <table:table-cell office:value-type="float" office:value="0.0816327">
            <text:p>0,0816327</text:p>
          </table:table-cell>
          <table:table-cell table:number-columns-repeated="2" office:value-type="float" office:value="0.0408163">
            <text:p>0,040816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formula="of:=AVERAGE([.B18:.AY18])" office:value-type="float" office:value="0.053061242">
            <text:p>0,0531</text:p>
          </table:table-cell>
          <table:table-cell table:formula="of:=VAR([.B18:.AY18])" office:value-type="float" office:value="0.00467492989758616">
            <text:p>0,0047</text:p>
          </table:table-cell>
          <table:table-cell table:formula="of:=[.BA18]/[.AZ18]" office:value-type="percentage" office:value="0.0881044189954347">
            <text:p>8,81%</text:p>
          </table:table-cell>
        </table:table-row>
        <table:table-row table:style-name="ro1">
          <table:table-cell office:value-type="string">
            <text:p>leftthumb0.99</text:p>
          </table:table-cell>
          <table:table-cell table:number-columns-repeated="2" office:value-type="float" office:value="0.530612">
            <text:p>0,530612</text:p>
          </table:table-cell>
          <table:table-cell office:value-type="float" office:value="0.0408163">
            <text:p>0,0408163</text:p>
          </table:table-cell>
          <table:table-cell office:value-type="float" office:value="0.163265">
            <text:p>0,163265</text:p>
          </table:table-cell>
          <table:table-cell office:value-type="float" office:value="0.244898">
            <text:p>0,244898</text:p>
          </table:table-cell>
          <table:table-cell office:value-type="float" office:value="0.102041">
            <text:p>0,102041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.142857">
            <text:p>0,142857</text:p>
          </table:table-cell>
          <table:table-cell office:value-type="float" office:value="0.204082">
            <text:p>0,204082</text:p>
          </table:table-cell>
          <table:table-cell office:value-type="float" office:value="0.0204082">
            <text:p>0,0204082</text:p>
          </table:table-cell>
          <table:table-cell office:value-type="float" office:value="0.122449">
            <text:p>0,122449</text:p>
          </table:table-cell>
          <table:table-cell office:value-type="float" office:value="0.0612245">
            <text:p>0,0612245</text:p>
          </table:table-cell>
          <table:table-cell office:value-type="float" office:value="0.22449">
            <text:p>0,22449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office:value-type="float" office:value="0.183673">
            <text:p>0,183673</text:p>
          </table:table-cell>
          <table:table-cell office:value-type="float" office:value="0.0816327">
            <text:p>0,0816327</text:p>
          </table:table-cell>
          <table:table-cell office:value-type="float" office:value="0.183673">
            <text:p>0,183673</text:p>
          </table:table-cell>
          <table:table-cell office:value-type="float" office:value="0.22449">
            <text:p>0,22449</text:p>
          </table:table-cell>
          <table:table-cell office:value-type="float" office:value="0.142857">
            <text:p>0,142857</text:p>
          </table:table-cell>
          <table:table-cell office:value-type="float" office:value="0.285714">
            <text:p>0,285714</text:p>
          </table:table-cell>
          <table:table-cell table:number-columns-repeated="2" office:value-type="float" office:value="0.142857">
            <text:p>0,142857</text:p>
          </table:table-cell>
          <table:table-cell office:value-type="float" office:value="0.0816327">
            <text:p>0,0816327</text:p>
          </table:table-cell>
          <table:table-cell office:value-type="float" office:value="0.142857">
            <text:p>0,142857</text:p>
          </table:table-cell>
          <table:table-cell office:value-type="float" office:value="0.0612245">
            <text:p>0,0612245</text:p>
          </table:table-cell>
          <table:table-cell office:value-type="float" office:value="0.102041">
            <text:p>0,102041</text:p>
          </table:table-cell>
          <table:table-cell office:value-type="float" office:value="0.163265">
            <text:p>0,163265</text:p>
          </table:table-cell>
          <table:table-cell office:value-type="float" office:value="0.285714">
            <text:p>0,285714</text:p>
          </table:table-cell>
          <table:table-cell office:value-type="float" office:value="0.0204082">
            <text:p>0,0204082</text:p>
          </table:table-cell>
          <table:table-cell office:value-type="float" office:value="0.102041">
            <text:p>0,102041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office:value-type="float" office:value="0.102041">
            <text:p>0,102041</text:p>
          </table:table-cell>
          <table:table-cell office:value-type="float" office:value="0.0816327">
            <text:p>0,0816327</text:p>
          </table:table-cell>
          <table:table-cell office:value-type="float" office:value="0.102041">
            <text:p>0,102041</text:p>
          </table:table-cell>
          <table:table-cell office:value-type="float" office:value="0.0816327">
            <text:p>0,0816327</text:p>
          </table:table-cell>
          <table:table-cell office:value-type="float" office:value="0.142857">
            <text:p>0,142857</text:p>
          </table:table-cell>
          <table:table-cell office:value-type="float" office:value="0.0816327">
            <text:p>0,0816327</text:p>
          </table:table-cell>
          <table:table-cell office:value-type="float" office:value="0.142857">
            <text:p>0,142857</text:p>
          </table:table-cell>
          <table:table-cell office:value-type="float" office:value="0.306122">
            <text:p>0,306122</text:p>
          </table:table-cell>
          <table:table-cell office:value-type="float" office:value="0.204082">
            <text:p>0,204082</text:p>
          </table:table-cell>
          <table:table-cell office:value-type="float" office:value="0.183673">
            <text:p>0,183673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table:formula="of:=AVERAGE([.B19:.AY19])" office:value-type="float" office:value="0.135510168">
            <text:p>0,1355</text:p>
          </table:table-cell>
          <table:table-cell table:formula="of:=VAR([.B19:.AY19])" office:value-type="float" office:value="0.0122866997437863">
            <text:p>0,0123</text:p>
          </table:table-cell>
          <table:table-cell table:formula="of:=[.BA19]/[.AZ19]" office:value-type="percentage" office:value="0.0906699469503004">
            <text:p>9,07%</text:p>
          </table:table-cell>
        </table:table-row>
        <table:table-row table:style-name="ro1">
          <table:table-cell office:value-type="string">
            <text:p>leftthumb0.999</text:p>
          </table:table-cell>
          <table:table-cell table:number-columns-repeated="2" office:value-type="float" office:value="0.816327">
            <text:p>0,816327</text:p>
          </table:table-cell>
          <table:table-cell office:value-type="float" office:value="0.0612245">
            <text:p>0,0612245</text:p>
          </table:table-cell>
          <table:table-cell office:value-type="float" office:value="0.244898">
            <text:p>0,244898</text:p>
          </table:table-cell>
          <table:table-cell office:value-type="float" office:value="0.306122">
            <text:p>0,306122</text:p>
          </table:table-cell>
          <table:table-cell office:value-type="float" office:value="0.204082">
            <text:p>0,204082</text:p>
          </table:table-cell>
          <table:table-cell office:value-type="float" office:value="0.0612245">
            <text:p>0,0612245</text:p>
          </table:table-cell>
          <table:table-cell office:value-type="float" office:value="0.122449">
            <text:p>0,122449</text:p>
          </table:table-cell>
          <table:table-cell office:value-type="float" office:value="0.22449">
            <text:p>0,22449</text:p>
          </table:table-cell>
          <table:table-cell office:value-type="float" office:value="0.285714">
            <text:p>0,285714</text:p>
          </table:table-cell>
          <table:table-cell office:value-type="float" office:value="0.0408163">
            <text:p>0,0408163</text:p>
          </table:table-cell>
          <table:table-cell office:value-type="float" office:value="0.22449">
            <text:p>0,22449</text:p>
          </table:table-cell>
          <table:table-cell office:value-type="float" office:value="0.142857">
            <text:p>0,142857</text:p>
          </table:table-cell>
          <table:table-cell office:value-type="float" office:value="0.285714">
            <text:p>0,285714</text:p>
          </table:table-cell>
          <table:table-cell office:value-type="float" office:value="0.183673">
            <text:p>0,183673</text:p>
          </table:table-cell>
          <table:table-cell office:value-type="float" office:value="0.244898">
            <text:p>0,244898</text:p>
          </table:table-cell>
          <table:table-cell office:value-type="float" office:value="0.367347">
            <text:p>0,367347</text:p>
          </table:table-cell>
          <table:table-cell office:value-type="float" office:value="0.22449">
            <text:p>0,22449</text:p>
          </table:table-cell>
          <table:table-cell office:value-type="float" office:value="0.244898">
            <text:p>0,244898</text:p>
          </table:table-cell>
          <table:table-cell office:value-type="float" office:value="0.408163">
            <text:p>0,408163</text:p>
          </table:table-cell>
          <table:table-cell office:value-type="float" office:value="0.346939">
            <text:p>0,346939</text:p>
          </table:table-cell>
          <table:table-cell office:value-type="float" office:value="0.530612">
            <text:p>0,530612</text:p>
          </table:table-cell>
          <table:table-cell office:value-type="float" office:value="0.244898">
            <text:p>0,244898</text:p>
          </table:table-cell>
          <table:table-cell office:value-type="float" office:value="0.367347">
            <text:p>0,367347</text:p>
          </table:table-cell>
          <table:table-cell office:value-type="float" office:value="0.142857">
            <text:p>0,142857</text:p>
          </table:table-cell>
          <table:table-cell office:value-type="float" office:value="0.204082">
            <text:p>0,204082</text:p>
          </table:table-cell>
          <table:table-cell table:number-columns-repeated="2" office:value-type="float" office:value="0.142857">
            <text:p>0,142857</text:p>
          </table:table-cell>
          <table:table-cell office:value-type="float" office:value="0.346939">
            <text:p>0,346939</text:p>
          </table:table-cell>
          <table:table-cell office:value-type="float" office:value="0.408163">
            <text:p>0,408163</text:p>
          </table:table-cell>
          <table:table-cell office:value-type="float" office:value="0.122449">
            <text:p>0,122449</text:p>
          </table:table-cell>
          <table:table-cell office:value-type="float" office:value="0.22449">
            <text:p>0,22449</text:p>
          </table:table-cell>
          <table:table-cell office:value-type="float" office:value="0.163265">
            <text:p>0,163265</text:p>
          </table:table-cell>
          <table:table-cell office:value-type="float" office:value="0.183673">
            <text:p>0,183673</text:p>
          </table:table-cell>
          <table:table-cell office:value-type="float" office:value="0.142857">
            <text:p>0,142857</text:p>
          </table:table-cell>
          <table:table-cell office:value-type="float" office:value="0.367347">
            <text:p>0,367347</text:p>
          </table:table-cell>
          <table:table-cell office:value-type="float" office:value="0.22449">
            <text:p>0,22449</text:p>
          </table:table-cell>
          <table:table-cell office:value-type="float" office:value="0.163265">
            <text:p>0,163265</text:p>
          </table:table-cell>
          <table:table-cell office:value-type="float" office:value="0.122449">
            <text:p>0,122449</text:p>
          </table:table-cell>
          <table:table-cell office:value-type="float" office:value="0.22449">
            <text:p>0,22449</text:p>
          </table:table-cell>
          <table:table-cell office:value-type="float" office:value="0.142857">
            <text:p>0,142857</text:p>
          </table:table-cell>
          <table:table-cell office:value-type="float" office:value="0.204082">
            <text:p>0,204082</text:p>
          </table:table-cell>
          <table:table-cell office:value-type="float" office:value="0.408163">
            <text:p>0,408163</text:p>
          </table:table-cell>
          <table:table-cell office:value-type="float" office:value="0.387755">
            <text:p>0,387755</text:p>
          </table:table-cell>
          <table:table-cell office:value-type="float" office:value="0.346939">
            <text:p>0,346939</text:p>
          </table:table-cell>
          <table:table-cell office:value-type="float" office:value="0.122449">
            <text:p>0,122449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.204082">
            <text:p>0,204082</text:p>
          </table:table-cell>
          <table:table-cell office:value-type="float" office:value="0.0612245">
            <text:p>0,0612245</text:p>
          </table:table-cell>
          <table:table-cell table:formula="of:=AVERAGE([.B20:.AY20])" office:value-type="float" office:value="0.24571429">
            <text:p>0,2457</text:p>
          </table:table-cell>
          <table:table-cell table:formula="of:=VAR([.B20:.AY20])" office:value-type="float" office:value="0.0264849014404434">
            <text:p>0,0265</text:p>
          </table:table-cell>
          <table:table-cell table:formula="of:=[.BA20]/[.AZ20]" office:value-type="percentage" office:value="0.107787387703187">
            <text:p>10,78%</text:p>
          </table:table-cell>
        </table:table-row>
        <table:table-row table:style-name="ro1">
          <table:table-cell office:value-type="string">
            <text:p>leftthumb0.9999</text:p>
          </table:table-cell>
          <table:table-cell table:number-columns-repeated="2" office:value-type="float" office:value="0.959184">
            <text:p>0,959184</text:p>
          </table:table-cell>
          <table:table-cell office:value-type="float" office:value="0.142857">
            <text:p>0,142857</text:p>
          </table:table-cell>
          <table:table-cell office:value-type="float" office:value="0.408163">
            <text:p>0,408163</text:p>
          </table:table-cell>
          <table:table-cell table:number-columns-repeated="2" office:value-type="float" office:value="0.489796">
            <text:p>0,489796</text:p>
          </table:table-cell>
          <table:table-cell office:value-type="float" office:value="0.122449">
            <text:p>0,122449</text:p>
          </table:table-cell>
          <table:table-cell office:value-type="float" office:value="0.265306">
            <text:p>0,265306</text:p>
          </table:table-cell>
          <table:table-cell office:value-type="float" office:value="0.306122">
            <text:p>0,306122</text:p>
          </table:table-cell>
          <table:table-cell office:value-type="float" office:value="0.367347">
            <text:p>0,367347</text:p>
          </table:table-cell>
          <table:table-cell office:value-type="float" office:value="0.122449">
            <text:p>0,122449</text:p>
          </table:table-cell>
          <table:table-cell office:value-type="float" office:value="0.408163">
            <text:p>0,408163</text:p>
          </table:table-cell>
          <table:table-cell office:value-type="float" office:value="0.265306">
            <text:p>0,265306</text:p>
          </table:table-cell>
          <table:table-cell office:value-type="float" office:value="0.326531">
            <text:p>0,326531</text:p>
          </table:table-cell>
          <table:table-cell table:number-columns-repeated="2" office:value-type="float" office:value="0.306122">
            <text:p>0,306122</text:p>
          </table:table-cell>
          <table:table-cell office:value-type="float" office:value="0.489796">
            <text:p>0,489796</text:p>
          </table:table-cell>
          <table:table-cell office:value-type="float" office:value="0.326531">
            <text:p>0,326531</text:p>
          </table:table-cell>
          <table:table-cell office:value-type="float" office:value="0.346939">
            <text:p>0,346939</text:p>
          </table:table-cell>
          <table:table-cell table:number-columns-repeated="2" office:value-type="float" office:value="0.489796">
            <text:p>0,489796</text:p>
          </table:table-cell>
          <table:table-cell office:value-type="float" office:value="0.632653">
            <text:p>0,632653</text:p>
          </table:table-cell>
          <table:table-cell office:value-type="float" office:value="0.326531">
            <text:p>0,326531</text:p>
          </table:table-cell>
          <table:table-cell office:value-type="float" office:value="0.428571">
            <text:p>0,428571</text:p>
          </table:table-cell>
          <table:table-cell office:value-type="float" office:value="0.244898">
            <text:p>0,244898</text:p>
          </table:table-cell>
          <table:table-cell office:value-type="float" office:value="0.285714">
            <text:p>0,285714</text:p>
          </table:table-cell>
          <table:table-cell office:value-type="float" office:value="0.183673">
            <text:p>0,183673</text:p>
          </table:table-cell>
          <table:table-cell office:value-type="float" office:value="0.285714">
            <text:p>0,285714</text:p>
          </table:table-cell>
          <table:table-cell office:value-type="float" office:value="0.428571">
            <text:p>0,428571</text:p>
          </table:table-cell>
          <table:table-cell office:value-type="float" office:value="0.510204">
            <text:p>0,510204</text:p>
          </table:table-cell>
          <table:table-cell office:value-type="float" office:value="0.163265">
            <text:p>0,163265</text:p>
          </table:table-cell>
          <table:table-cell office:value-type="float" office:value="0.367347">
            <text:p>0,367347</text:p>
          </table:table-cell>
          <table:table-cell table:number-columns-repeated="3" office:value-type="float" office:value="0.265306">
            <text:p>0,265306</text:p>
          </table:table-cell>
          <table:table-cell office:value-type="float" office:value="0.428571">
            <text:p>0,428571</text:p>
          </table:table-cell>
          <table:table-cell office:value-type="float" office:value="0.244898">
            <text:p>0,244898</text:p>
          </table:table-cell>
          <table:table-cell table:number-columns-repeated="2" office:value-type="float" office:value="0.265306">
            <text:p>0,265306</text:p>
          </table:table-cell>
          <table:table-cell office:value-type="float" office:value="0.285714">
            <text:p>0,285714</text:p>
          </table:table-cell>
          <table:table-cell office:value-type="float" office:value="0.204082">
            <text:p>0,204082</text:p>
          </table:table-cell>
          <table:table-cell office:value-type="float" office:value="0.265306">
            <text:p>0,265306</text:p>
          </table:table-cell>
          <table:table-cell office:value-type="float" office:value="0.612245">
            <text:p>0,612245</text:p>
          </table:table-cell>
          <table:table-cell office:value-type="float" office:value="0.571429">
            <text:p>0,571429</text:p>
          </table:table-cell>
          <table:table-cell office:value-type="float" office:value="0.530612">
            <text:p>0,530612</text:p>
          </table:table-cell>
          <table:table-cell office:value-type="float" office:value="0.142857">
            <text:p>0,142857</text:p>
          </table:table-cell>
          <table:table-cell office:value-type="float" office:value="0.0816327">
            <text:p>0,0816327</text:p>
          </table:table-cell>
          <table:table-cell office:value-type="float" office:value="0.204082">
            <text:p>0,204082</text:p>
          </table:table-cell>
          <table:table-cell office:value-type="float" office:value="0.285714">
            <text:p>0,285714</text:p>
          </table:table-cell>
          <table:table-cell office:value-type="float" office:value="0.142857">
            <text:p>0,142857</text:p>
          </table:table-cell>
          <table:table-cell table:formula="of:=AVERAGE([.B21:.AY21])" office:value-type="float" office:value="0.351428514">
            <text:p>0,3514</text:p>
          </table:table-cell>
          <table:table-cell table:formula="of:=VAR([.B21:.AY21])" office:value-type="float" office:value="0.0333584061242833">
            <text:p>0,0334</text:p>
          </table:table-cell>
          <table:table-cell table:formula="of:=[.BA21]/[.AZ21]" office:value-type="percentage" office:value="0.094922309361281">
            <text:p>9,49%</text:p>
          </table:table-cell>
        </table:table-row>
        <table:table-row table:style-name="ro1">
          <table:table-cell office:value-type="string">
            <text:p>rightindex0.9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6" office:value-type="float" office:value="0">
            <text:p>0</text:p>
          </table:table-cell>
          <table:table-cell table:formula="of:=AVERAGE([.B22:.AY22])" office:value-type="float" office:value="0.00326531">
            <text:p>0,0033</text:p>
          </table:table-cell>
          <table:table-cell table:formula="of:=VAR([.B22:.AY22])" office:value-type="float" office:value="0.000108118368707041">
            <text:p>0,0001</text:p>
          </table:table-cell>
          <table:table-cell table:formula="of:=[.BA22]/[.AZ22]" office:value-type="percentage" office:value="0.0331112110969681">
            <text:p>3,31%</text:p>
          </table:table-cell>
        </table:table-row>
        <table:table-row table:style-name="ro1">
          <table:table-cell office:value-type="string">
            <text:p>rightindex0.99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">
            <text:p>0,142857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25" office:value-type="float" office:value="0">
            <text:p>0</text:p>
          </table:table-cell>
          <table:table-cell table:formula="of:=AVERAGE([.B23:.AY23])" office:value-type="float" office:value="0.01102041">
            <text:p>0,0110</text:p>
          </table:table-cell>
          <table:table-cell table:formula="of:=VAR([.B23:.AY23])" office:value-type="float" office:value="0.000666558390977245">
            <text:p>0,0007</text:p>
          </table:table-cell>
          <table:table-cell table:formula="of:=[.BA23]/[.AZ23]" office:value-type="percentage" office:value="0.0604839920635661">
            <text:p>6,05%</text:p>
          </table:table-cell>
        </table:table-row>
        <table:table-row table:style-name="ro1">
          <table:table-cell office:value-type="string">
            <text:p>rightindex0.999</text:p>
          </table:table-cell>
          <table:table-cell table:number-columns-repeated="2"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.142857">
            <text:p>0,142857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122449">
            <text:p>0,122449</text:p>
          </table:table-cell>
          <table:table-cell office:value-type="float" office:value="0.0612245">
            <text:p>0,0612245</text:p>
          </table:table-cell>
          <table:table-cell office:value-type="float" office:value="0.183673">
            <text:p>0,183673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22449">
            <text:p>0,22449</text:p>
          </table:table-cell>
          <table:table-cell table:number-columns-repeated="2"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9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table:formula="of:=AVERAGE([.B24:.AY24])" office:value-type="float" office:value="0.026938772">
            <text:p>0,0269</text:p>
          </table:table-cell>
          <table:table-cell table:formula="of:=VAR([.B24:.AY24])" office:value-type="float" office:value="0.00240443843045593">
            <text:p>0,0024</text:p>
          </table:table-cell>
          <table:table-cell table:formula="of:=[.BA24]/[.AZ24]" office:value-type="percentage" office:value="0.0892556806396348">
            <text:p>8,93%</text:p>
          </table:table-cell>
        </table:table-row>
        <table:table-row table:style-name="ro1">
          <table:table-cell office:value-type="string">
            <text:p>rightindex0.9999</text:p>
          </table:table-cell>
          <table:table-cell table:number-columns-repeated="2"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">
            <text:p>0,285714</text:p>
          </table:table-cell>
          <table:table-cell office:value-type="float" office:value="0.326531">
            <text:p>0,326531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4898">
            <text:p>0,244898</text:p>
          </table:table-cell>
          <table:table-cell office:value-type="float" office:value="0.44898">
            <text:p>0,44898</text:p>
          </table:table-cell>
          <table:table-cell office:value-type="float" office:value="0.122449">
            <text:p>0,122449</text:p>
          </table:table-cell>
          <table:table-cell office:value-type="float" office:value="0.0816327">
            <text:p>0,0816327</text:p>
          </table:table-cell>
          <table:table-cell office:value-type="float" office:value="0.183673">
            <text:p>0,183673</text:p>
          </table:table-cell>
          <table:table-cell office:value-type="float" office:value="0.367347">
            <text:p>0,367347</text:p>
          </table:table-cell>
          <table:table-cell office:value-type="float" office:value="0.142857">
            <text:p>0,142857</text:p>
          </table:table-cell>
          <table:table-cell office:value-type="float" office:value="0.122449">
            <text:p>0,122449</text:p>
          </table:table-cell>
          <table:table-cell office:value-type="float" office:value="0.102041">
            <text:p>0,102041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3673">
            <text:p>0,183673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table:formula="of:=AVERAGE([.B25:.AY25])" office:value-type="float" office:value="0.075510216">
            <text:p>0,0755</text:p>
          </table:table-cell>
          <table:table-cell table:formula="of:=VAR([.B25:.AY25])" office:value-type="float" office:value="0.0113090679948181">
            <text:p>0,0113</text:p>
          </table:table-cell>
          <table:table-cell table:formula="of:=[.BA25]/[.AZ25]" office:value-type="percentage" office:value="0.149768714670583">
            <text:p>14,98%</text:p>
          </table:table-cell>
        </table:table-row>
        <table:table-row table:style-name="ro1">
          <table:table-cell office:value-type="string">
            <text:p>rightlittle0.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122449">
            <text:p>0,122449</text:p>
          </table:table-cell>
          <table:table-cell table:formula="of:=AVERAGE([.B26:.AY26])" office:value-type="float" office:value="0.004489798">
            <text:p>0,0045</text:p>
          </table:table-cell>
          <table:table-cell table:formula="of:=VAR([.B26:.AY26])" office:value-type="float" office:value="0.000344924439272853">
            <text:p>0,0003</text:p>
          </table:table-cell>
          <table:table-cell table:formula="of:=[.BA26]/[.AZ26]" office:value-type="percentage" office:value="0.0768240440378059">
            <text:p>7,68%</text:p>
          </table:table-cell>
        </table:table-row>
        <table:table-row table:style-name="ro1">
          <table:table-cell office:value-type="string">
            <text:p>rightlittle0.99</text:p>
          </table:table-cell>
          <table:table-cell table:number-columns-repeated="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122449">
            <text:p>0,122449</text:p>
          </table:table-cell>
          <table:table-cell table:formula="of:=AVERAGE([.B27:.AY27])" office:value-type="float" office:value="0.008979596">
            <text:p>0,0090</text:p>
          </table:table-cell>
          <table:table-cell table:formula="of:=VAR([.B27:.AY27])" office:value-type="float" office:value="0.000461712514547739">
            <text:p>0,0005</text:p>
          </table:table-cell>
          <table:table-cell table:formula="of:=[.BA27]/[.AZ27]" office:value-type="percentage" office:value="0.0514179607353982">
            <text:p>5,14%</text:p>
          </table:table-cell>
        </table:table-row>
        <table:table-row table:style-name="ro1">
          <table:table-cell office:value-type="string">
            <text:p>rightlittle0.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102041">
            <text:p>0,10204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table:formula="of:=AVERAGE([.B28:.AY28])" office:value-type="float" office:value="0.022448992">
            <text:p>0,0224</text:p>
          </table:table-cell>
          <table:table-cell table:formula="of:=VAR([.B28:.AY28])" office:value-type="float" office:value="0.000888236159424424">
            <text:p>0,0009</text:p>
          </table:table-cell>
          <table:table-cell table:formula="of:=[.BA28]/[.AZ28]" office:value-type="percentage" office:value="0.0395668615955863">
            <text:p>3,96%</text:p>
          </table:table-cell>
        </table:table-row>
        <table:table-row table:style-name="ro1">
          <table:table-cell office:value-type="string">
            <text:p>rightlittle0.9999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122449">
            <text:p>0,122449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163265">
            <text:p>0,163265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102041">
            <text:p>0,102041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244898">
            <text:p>0,244898</text:p>
          </table:table-cell>
          <table:table-cell office:value-type="float" office:value="0.204082">
            <text:p>0,204082</text:p>
          </table:table-cell>
          <table:table-cell table:formula="of:=AVERAGE([.B29:.AY29])" office:value-type="float" office:value="0.050204098">
            <text:p>0,0502</text:p>
          </table:table-cell>
          <table:table-cell table:formula="of:=VAR([.B29:.AY29])" office:value-type="float" office:value="0.00265552791531326">
            <text:p>0,0027</text:p>
          </table:table-cell>
          <table:table-cell table:formula="of:=[.BA29]/[.AZ29]" office:value-type="percentage" office:value="0.0528946444832703">
            <text:p>5,29%</text:p>
          </table:table-cell>
        </table:table-row>
        <table:table-row table:style-name="ro1">
          <table:table-cell office:value-type="string">
            <text:p>rightmiddle0.9</text:p>
          </table:table-cell>
          <table:table-cell table:number-columns-repeated="50" office:value-type="float" office:value="0">
            <text:p>0</text:p>
          </table:table-cell>
          <table:table-cell table:formula="of:=AVERAGE([.B30:.AY30])" office:value-type="float" office:value="0">
            <text:p>0,0000</text:p>
          </table:table-cell>
          <table:table-cell table:formula="of:=VAR([.B30:.AY30])" office:value-type="float" office:value="0">
            <text:p>0,0000</text:p>
          </table:table-cell>
          <table:table-cell table:formula="of:=[.BA30]/[.AZ30]" office:value-type="percentage" office:value="0">
            <text:p>#DIV/0!</text:p>
          </table:table-cell>
        </table:table-row>
        <table:table-row table:style-name="ro1">
          <table:table-cell office:value-type="string">
            <text:p>rightmiddle0.99</text:p>
          </table:table-cell>
          <table:table-cell table:number-columns-repeated="50" office:value-type="float" office:value="0">
            <text:p>0</text:p>
          </table:table-cell>
          <table:table-cell table:formula="of:=AVERAGE([.B31:.AY31])" office:value-type="float" office:value="0">
            <text:p>0,0000</text:p>
          </table:table-cell>
          <table:table-cell table:formula="of:=VAR([.B31:.AY31])" office:value-type="float" office:value="0">
            <text:p>0,0000</text:p>
          </table:table-cell>
          <table:table-cell table:formula="of:=[.BA31]/[.AZ31]" office:value-type="percentage" office:value="0">
            <text:p>#DIV/0!</text:p>
          </table:table-cell>
        </table:table-row>
        <table:table-row table:style-name="ro1">
          <table:table-cell office:value-type="string">
            <text:p>rightmiddle0.999</text:p>
          </table:table-cell>
          <table:table-cell table:number-columns-repeated="50" office:value-type="float" office:value="0">
            <text:p>0</text:p>
          </table:table-cell>
          <table:table-cell table:formula="of:=AVERAGE([.B32:.AY32])" office:value-type="float" office:value="0">
            <text:p>0,0000</text:p>
          </table:table-cell>
          <table:table-cell table:formula="of:=VAR([.B32:.AY32])" office:value-type="float" office:value="0">
            <text:p>0,0000</text:p>
          </table:table-cell>
          <table:table-cell table:formula="of:=[.BA32]/[.AZ32]" office:value-type="percentage" office:value="0">
            <text:p>#DIV/0!</text:p>
          </table:table-cell>
        </table:table-row>
        <table:table-row table:style-name="ro1">
          <table:table-cell office:value-type="string">
            <text:p>rightmiddle0.999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4" office:value-type="float" office:value="0">
            <text:p>0</text:p>
          </table:table-cell>
          <table:table-cell table:formula="of:=AVERAGE([.B33:.AY33])" office:value-type="float" office:value="0.000816328">
            <text:p>0,0008</text:p>
          </table:table-cell>
          <table:table-cell table:formula="of:=VAR([.B33:.AY33])" office:value-type="float" office:value="0.0000163197894755265">
            <text:p>0,0000</text:p>
          </table:table-cell>
          <table:table-cell table:formula="of:=[.BA33]/[.AZ33]" office:value-type="percentage" office:value="0.019991706122449">
            <text:p>2,00%</text:p>
          </table:table-cell>
        </table:table-row>
        <table:table-row table:style-name="ro1">
          <table:table-cell office:value-type="string">
            <text:p>rightring0.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table:formula="of:=AVERAGE([.B34:.AY34])" office:value-type="float" office:value="0.002448984">
            <text:p>0,0024</text:p>
          </table:table-cell>
          <table:table-cell table:formula="of:=VAR([.B34:.AY34])" office:value-type="float" office:value="0.000044879421057698">
            <text:p>0,0000</text:p>
          </table:table-cell>
          <table:table-cell table:formula="of:=[.BA34]/[.AZ34]" office:value-type="percentage" office:value="0.0183257306122449">
            <text:p>1,83%</text:p>
          </table:table-cell>
        </table:table-row>
        <table:table-row table:style-name="ro1">
          <table:table-cell office:value-type="string">
            <text:p>rightring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table:formula="of:=AVERAGE([.B35:.AY35])" office:value-type="float" office:value="0.00408164">
            <text:p>0,0041</text:p>
          </table:table-cell>
          <table:table-cell table:formula="of:=VAR([.B35:.AY35])" office:value-type="float" office:value="0.0000679991228146939">
            <text:p>0,0001</text:p>
          </table:table-cell>
          <table:table-cell table:formula="of:=[.BA35]/[.AZ35]" office:value-type="percentage" office:value="0.0166597551020408">
            <text:p>1,67%</text:p>
          </table:table-cell>
        </table:table-row>
        <table:table-row table:style-name="ro1">
          <table:table-cell office:value-type="string">
            <text:p>rightring0.999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4"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table:formula="of:=AVERAGE([.B36:.AY36])" office:value-type="float" office:value="0.00979593">
            <text:p>0,0098</text:p>
          </table:table-cell>
          <table:table-cell table:formula="of:=VAR([.B36:.AY36])" office:value-type="float" office:value="0.000157077593860102">
            <text:p>0,0002</text:p>
          </table:table-cell>
          <table:table-cell table:formula="of:=[.BA36]/[.AZ36]" office:value-type="percentage" office:value="0.0160349853316737">
            <text:p>1,60%</text:p>
          </table:table-cell>
        </table:table-row>
        <table:table-row table:style-name="ro1">
          <table:table-cell office:value-type="string">
            <text:p>rightring0.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.0408163">
            <text:p>0,0408163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table:formula="of:=AVERAGE([.B37:.AY37])" office:value-type="float" office:value="0.020000006">
            <text:p>0,0200</text:p>
          </table:table-cell>
          <table:table-cell table:formula="of:=VAR([.B37:.AY37])" office:value-type="float" office:value="0.000297324806739351">
            <text:p>0,0003</text:p>
          </table:table-cell>
          <table:table-cell table:formula="of:=[.BA37]/[.AZ37]" office:value-type="percentage" office:value="0.0148662358770968">
            <text:p>1,49%</text:p>
          </table:table-cell>
        </table:table-row>
        <table:table-row table:style-name="ro1">
          <table:table-cell office:value-type="string">
            <text:p>rightthumb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.142857">
            <text:p>0,142857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102041">
            <text:p>0,102041</text:p>
          </table:table-cell>
          <table:table-cell office:value-type="float" office:value="0.0204082">
            <text:p>0,0204082</text:p>
          </table:table-cell>
          <table:table-cell office:value-type="float" office:value="0.122449">
            <text:p>0,122449</text:p>
          </table:table-cell>
          <table:table-cell office:value-type="float" office:value="0.163265">
            <text:p>0,163265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449">
            <text:p>0,122449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122449">
            <text:p>0,122449</text:p>
          </table:table-cell>
          <table:table-cell office:value-type="float" office:value="0.142857">
            <text:p>0,142857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table:formula="of:=AVERAGE([.B38:.AY38])" office:value-type="float" office:value="0.046938784">
            <text:p>0,0469</text:p>
          </table:table-cell>
          <table:table-cell table:formula="of:=VAR([.B38:.AY38])" office:value-type="float" office:value="0.00245220857058382">
            <text:p>0,0025</text:p>
          </table:table-cell>
          <table:table-cell table:formula="of:=[.BA38]/[.AZ38]" office:value-type="percentage" office:value="0.0522426948807157">
            <text:p>5,22%</text:p>
          </table:table-cell>
        </table:table-row>
        <table:table-row table:style-name="ro1">
          <table:table-cell office:value-type="string">
            <text:p>rightthumb0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122449">
            <text:p>0,122449</text:p>
          </table:table-cell>
          <table:table-cell office:value-type="float" office:value="0.102041">
            <text:p>0,102041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163265">
            <text:p>0,163265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408163">
            <text:p>0,0408163</text:p>
          </table:table-cell>
          <table:table-cell office:value-type="float" office:value="0.163265">
            <text:p>0,163265</text:p>
          </table:table-cell>
          <table:table-cell office:value-type="float" office:value="0.102041">
            <text:p>0,102041</text:p>
          </table:table-cell>
          <table:table-cell table:number-columns-repeated="3" office:value-type="float" office:value="0.306122">
            <text:p>0,306122</text:p>
          </table:table-cell>
          <table:table-cell office:value-type="float" office:value="0.22449">
            <text:p>0,22449</text:p>
          </table:table-cell>
          <table:table-cell office:value-type="float" office:value="0.265306">
            <text:p>0,265306</text:p>
          </table:table-cell>
          <table:table-cell table:number-columns-repeated="2" office:value-type="float" office:value="0.163265">
            <text:p>0,163265</text:p>
          </table:table-cell>
          <table:table-cell office:value-type="float" office:value="0.122449">
            <text:p>0,122449</text:p>
          </table:table-cell>
          <table:table-cell office:value-type="float" office:value="0.265306">
            <text:p>0,265306</text:p>
          </table:table-cell>
          <table:table-cell office:value-type="float" office:value="0.285714">
            <text:p>0,285714</text:p>
          </table:table-cell>
          <table:table-cell office:value-type="float" office:value="0.142857">
            <text:p>0,142857</text:p>
          </table:table-cell>
          <table:table-cell office:value-type="float" office:value="0.204082">
            <text:p>0,204082</text:p>
          </table:table-cell>
          <table:table-cell office:value-type="float" office:value="0.142857">
            <text:p>0,142857</text:p>
          </table:table-cell>
          <table:table-cell office:value-type="float" office:value="0.285714">
            <text:p>0,285714</text:p>
          </table:table-cell>
          <table:table-cell office:value-type="float" office:value="0.204082">
            <text:p>0,204082</text:p>
          </table:table-cell>
          <table:table-cell office:value-type="float" office:value="0.163265">
            <text:p>0,163265</text:p>
          </table:table-cell>
          <table:table-cell office:value-type="float" office:value="0.0408163">
            <text:p>0,0408163</text:p>
          </table:table-cell>
          <table:table-cell office:value-type="float" office:value="0.142857">
            <text:p>0,142857</text:p>
          </table:table-cell>
          <table:table-cell office:value-type="float" office:value="0.204082">
            <text:p>0,204082</text:p>
          </table:table-cell>
          <table:table-cell office:value-type="float" office:value="0.122449">
            <text:p>0,122449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122449">
            <text:p>0,122449</text:p>
          </table:table-cell>
          <table:table-cell office:value-type="float" office:value="0.265306">
            <text:p>0,265306</text:p>
          </table:table-cell>
          <table:table-cell office:value-type="float" office:value="0.244898">
            <text:p>0,244898</text:p>
          </table:table-cell>
          <table:table-cell office:value-type="float" office:value="0.22449">
            <text:p>0,22449</text:p>
          </table:table-cell>
          <table:table-cell office:value-type="float" office:value="0.244898">
            <text:p>0,244898</text:p>
          </table:table-cell>
          <table:table-cell office:value-type="float" office:value="0.0408163">
            <text:p>0,0408163</text:p>
          </table:table-cell>
          <table:table-cell office:value-type="float" office:value="0.0816327">
            <text:p>0,0816327</text:p>
          </table:table-cell>
          <table:table-cell office:value-type="float" office:value="0.22449">
            <text:p>0,22449</text:p>
          </table:table-cell>
          <table:table-cell table:number-columns-repeated="2" office:value-type="float" office:value="0.0816327">
            <text:p>0,0816327</text:p>
          </table:table-cell>
          <table:table-cell office:value-type="float" office:value="0.0204082">
            <text:p>0,0204082</text:p>
          </table:table-cell>
          <table:table-cell table:formula="of:=AVERAGE([.B39:.AY39])" office:value-type="float" office:value="0.133469352">
            <text:p>0,1335</text:p>
          </table:table-cell>
          <table:table-cell table:formula="of:=VAR([.B39:.AY39])" office:value-type="float" office:value="0.00976139664096214">
            <text:p>0,0098</text:p>
          </table:table-cell>
          <table:table-cell table:formula="of:=[.BA39]/[.AZ39]" office:value-type="percentage" office:value="0.0731358659848902">
            <text:p>7,31%</text:p>
          </table:table-cell>
        </table:table-row>
        <table:table-row table:style-name="ro1">
          <table:table-cell office:value-type="string">
            <text:p>rightthumb0.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08163">
            <text:p>0,0408163</text:p>
          </table:table-cell>
          <table:table-cell table:number-columns-repeated="2" office:value-type="float" office:value="0.183673">
            <text:p>0,183673</text:p>
          </table:table-cell>
          <table:table-cell office:value-type="float" office:value="0.0204082">
            <text:p>0,0204082</text:p>
          </table:table-cell>
          <table:table-cell office:value-type="float" office:value="0.142857">
            <text:p>0,142857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.244898">
            <text:p>0,244898</text:p>
          </table:table-cell>
          <table:table-cell office:value-type="float" office:value="0.0408163">
            <text:p>0,0408163</text:p>
          </table:table-cell>
          <table:table-cell office:value-type="float" office:value="0.122449">
            <text:p>0,122449</text:p>
          </table:table-cell>
          <table:table-cell office:value-type="float" office:value="0.0816327">
            <text:p>0,0816327</text:p>
          </table:table-cell>
          <table:table-cell office:value-type="float" office:value="0.285714">
            <text:p>0,285714</text:p>
          </table:table-cell>
          <table:table-cell office:value-type="float" office:value="0.244898">
            <text:p>0,244898</text:p>
          </table:table-cell>
          <table:table-cell office:value-type="float" office:value="0.489796">
            <text:p>0,489796</text:p>
          </table:table-cell>
          <table:table-cell office:value-type="float" office:value="0.408163">
            <text:p>0,408163</text:p>
          </table:table-cell>
          <table:table-cell office:value-type="float" office:value="0.469388">
            <text:p>0,469388</text:p>
          </table:table-cell>
          <table:table-cell office:value-type="float" office:value="0.387755">
            <text:p>0,387755</text:p>
          </table:table-cell>
          <table:table-cell office:value-type="float" office:value="0.346939">
            <text:p>0,346939</text:p>
          </table:table-cell>
          <table:table-cell office:value-type="float" office:value="0.285714">
            <text:p>0,285714</text:p>
          </table:table-cell>
          <table:table-cell office:value-type="float" office:value="0.244898">
            <text:p>0,244898</text:p>
          </table:table-cell>
          <table:table-cell office:value-type="float" office:value="0.204082">
            <text:p>0,204082</text:p>
          </table:table-cell>
          <table:table-cell office:value-type="float" office:value="0.367347">
            <text:p>0,367347</text:p>
          </table:table-cell>
          <table:table-cell office:value-type="float" office:value="0.408163">
            <text:p>0,408163</text:p>
          </table:table-cell>
          <table:table-cell office:value-type="float" office:value="0.346939">
            <text:p>0,346939</text:p>
          </table:table-cell>
          <table:table-cell office:value-type="float" office:value="0.408163">
            <text:p>0,408163</text:p>
          </table:table-cell>
          <table:table-cell office:value-type="float" office:value="0.265306">
            <text:p>0,265306</text:p>
          </table:table-cell>
          <table:table-cell office:value-type="float" office:value="0.428571">
            <text:p>0,428571</text:p>
          </table:table-cell>
          <table:table-cell office:value-type="float" office:value="0.326531">
            <text:p>0,326531</text:p>
          </table:table-cell>
          <table:table-cell office:value-type="float" office:value="0.306122">
            <text:p>0,306122</text:p>
          </table:table-cell>
          <table:table-cell office:value-type="float" office:value="0.163265">
            <text:p>0,163265</text:p>
          </table:table-cell>
          <table:table-cell office:value-type="float" office:value="0.22449">
            <text:p>0,22449</text:p>
          </table:table-cell>
          <table:table-cell office:value-type="float" office:value="0.265306">
            <text:p>0,265306</text:p>
          </table:table-cell>
          <table:table-cell office:value-type="float" office:value="0.22449">
            <text:p>0,22449</text:p>
          </table:table-cell>
          <table:table-cell office:value-type="float" office:value="0.0408163">
            <text:p>0,0408163</text:p>
          </table:table-cell>
          <table:table-cell office:value-type="float" office:value="0.0816327">
            <text:p>0,0816327</text:p>
          </table:table-cell>
          <table:table-cell office:value-type="float" office:value="0.183673">
            <text:p>0,183673</text:p>
          </table:table-cell>
          <table:table-cell office:value-type="float" office:value="0.408163">
            <text:p>0,408163</text:p>
          </table:table-cell>
          <table:table-cell office:value-type="float" office:value="0.346939">
            <text:p>0,346939</text:p>
          </table:table-cell>
          <table:table-cell office:value-type="float" office:value="0.387755">
            <text:p>0,387755</text:p>
          </table:table-cell>
          <table:table-cell office:value-type="float" office:value="0.346939">
            <text:p>0,346939</text:p>
          </table:table-cell>
          <table:table-cell office:value-type="float" office:value="0.0816327">
            <text:p>0,0816327</text:p>
          </table:table-cell>
          <table:table-cell office:value-type="float" office:value="0.102041">
            <text:p>0,102041</text:p>
          </table:table-cell>
          <table:table-cell office:value-type="float" office:value="0.306122">
            <text:p>0,306122</text:p>
          </table:table-cell>
          <table:table-cell office:value-type="float" office:value="0.142857">
            <text:p>0,142857</text:p>
          </table:table-cell>
          <table:table-cell office:value-type="float" office:value="0.102041">
            <text:p>0,102041</text:p>
          </table:table-cell>
          <table:table-cell office:value-type="float" office:value="0.0204082">
            <text:p>0,0204082</text:p>
          </table:table-cell>
          <table:table-cell table:formula="of:=AVERAGE([.B40:.AY40])" office:value-type="float" office:value="0.217142812">
            <text:p>0,2171</text:p>
          </table:table-cell>
          <table:table-cell table:formula="of:=VAR([.B40:.AY40])" office:value-type="float" office:value="0.0209565662383362">
            <text:p>0,0210</text:p>
          </table:table-cell>
          <table:table-cell table:formula="of:=[.BA40]/[.AZ40]" office:value-type="percentage" office:value="0.09651052247742">
            <text:p>9,65%</text:p>
          </table:table-cell>
        </table:table-row>
        <table:table-row table:style-name="ro1">
          <table:table-cell office:value-type="string">
            <text:p>rightthumb0.9999</text:p>
          </table:table-cell>
          <table:table-cell table:number-columns-repeated="2" office:value-type="float" office:value="0.0612245">
            <text:p>0,0612245</text:p>
          </table:table-cell>
          <table:table-cell office:value-type="float" office:value="0.142857">
            <text:p>0,142857</text:p>
          </table:table-cell>
          <table:table-cell office:value-type="float" office:value="0.122449">
            <text:p>0,122449</text:p>
          </table:table-cell>
          <table:table-cell office:value-type="float" office:value="0.244898">
            <text:p>0,244898</text:p>
          </table:table-cell>
          <table:table-cell office:value-type="float" office:value="0.285714">
            <text:p>0,285714</text:p>
          </table:table-cell>
          <table:table-cell office:value-type="float" office:value="0.122449">
            <text:p>0,122449</text:p>
          </table:table-cell>
          <table:table-cell office:value-type="float" office:value="0.22449">
            <text:p>0,22449</text:p>
          </table:table-cell>
          <table:table-cell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office:value-type="float" office:value="0.122449">
            <text:p>0,122449</text:p>
          </table:table-cell>
          <table:table-cell office:value-type="float" office:value="0.428571">
            <text:p>0,428571</text:p>
          </table:table-cell>
          <table:table-cell office:value-type="float" office:value="0.163265">
            <text:p>0,163265</text:p>
          </table:table-cell>
          <table:table-cell office:value-type="float" office:value="0.265306">
            <text:p>0,265306</text:p>
          </table:table-cell>
          <table:table-cell office:value-type="float" office:value="0.102041">
            <text:p>0,102041</text:p>
          </table:table-cell>
          <table:table-cell office:value-type="float" office:value="0.306122">
            <text:p>0,306122</text:p>
          </table:table-cell>
          <table:table-cell office:value-type="float" office:value="0.367347">
            <text:p>0,367347</text:p>
          </table:table-cell>
          <table:table-cell office:value-type="float" office:value="0.571429">
            <text:p>0,571429</text:p>
          </table:table-cell>
          <table:table-cell office:value-type="float" office:value="0.489796">
            <text:p>0,489796</text:p>
          </table:table-cell>
          <table:table-cell office:value-type="float" office:value="0.55102">
            <text:p>0,55102</text:p>
          </table:table-cell>
          <table:table-cell office:value-type="float" office:value="0.489796">
            <text:p>0,489796</text:p>
          </table:table-cell>
          <table:table-cell office:value-type="float" office:value="0.428571">
            <text:p>0,428571</text:p>
          </table:table-cell>
          <table:table-cell office:value-type="float" office:value="0.367347">
            <text:p>0,367347</text:p>
          </table:table-cell>
          <table:table-cell office:value-type="float" office:value="0.408163">
            <text:p>0,408163</text:p>
          </table:table-cell>
          <table:table-cell office:value-type="float" office:value="0.306122">
            <text:p>0,306122</text:p>
          </table:table-cell>
          <table:table-cell office:value-type="float" office:value="0.428571">
            <text:p>0,428571</text:p>
          </table:table-cell>
          <table:table-cell office:value-type="float" office:value="0.530612">
            <text:p>0,530612</text:p>
          </table:table-cell>
          <table:table-cell office:value-type="float" office:value="0.44898">
            <text:p>0,44898</text:p>
          </table:table-cell>
          <table:table-cell office:value-type="float" office:value="0.489796">
            <text:p>0,489796</text:p>
          </table:table-cell>
          <table:table-cell office:value-type="float" office:value="0.408163">
            <text:p>0,408163</text:p>
          </table:table-cell>
          <table:table-cell office:value-type="float" office:value="0.489796">
            <text:p>0,489796</text:p>
          </table:table-cell>
          <table:table-cell office:value-type="float" office:value="0.408163">
            <text:p>0,408163</text:p>
          </table:table-cell>
          <table:table-cell office:value-type="float" office:value="0.387755">
            <text:p>0,387755</text:p>
          </table:table-cell>
          <table:table-cell office:value-type="float" office:value="0.244898">
            <text:p>0,244898</text:p>
          </table:table-cell>
          <table:table-cell office:value-type="float" office:value="0.306122">
            <text:p>0,306122</text:p>
          </table:table-cell>
          <table:table-cell office:value-type="float" office:value="0.326531">
            <text:p>0,326531</text:p>
          </table:table-cell>
          <table:table-cell office:value-type="float" office:value="0.285714">
            <text:p>0,285714</text:p>
          </table:table-cell>
          <table:table-cell table:number-columns-repeated="2" office:value-type="float" office:value="0.122449">
            <text:p>0,122449</text:p>
          </table:table-cell>
          <table:table-cell office:value-type="float" office:value="0.306122">
            <text:p>0,306122</text:p>
          </table:table-cell>
          <table:table-cell office:value-type="float" office:value="0.510204">
            <text:p>0,510204</text:p>
          </table:table-cell>
          <table:table-cell office:value-type="float" office:value="0.428571">
            <text:p>0,428571</text:p>
          </table:table-cell>
          <table:table-cell table:number-columns-repeated="2" office:value-type="float" office:value="0.408163">
            <text:p>0,408163</text:p>
          </table:table-cell>
          <table:table-cell office:value-type="float" office:value="0.142857">
            <text:p>0,142857</text:p>
          </table:table-cell>
          <table:table-cell office:value-type="float" office:value="0.183673">
            <text:p>0,183673</text:p>
          </table:table-cell>
          <table:table-cell office:value-type="float" office:value="0.387755">
            <text:p>0,387755</text:p>
          </table:table-cell>
          <table:table-cell office:value-type="float" office:value="0.22449">
            <text:p>0,22449</text:p>
          </table:table-cell>
          <table:table-cell office:value-type="float" office:value="0.163265">
            <text:p>0,163265</text:p>
          </table:table-cell>
          <table:table-cell office:value-type="float" office:value="0.0408163">
            <text:p>0,0408163</text:p>
          </table:table-cell>
          <table:table-cell table:formula="of:=AVERAGE([.B41:.AY41])" office:value-type="float" office:value="0.298775402">
            <text:p>0,2988</text:p>
          </table:table-cell>
          <table:table-cell table:formula="of:=VAR([.B41:.AY41])" office:value-type="float" office:value="0.0239145170187153">
            <text:p>0,0239</text:p>
          </table:table-cell>
          <table:table-cell table:formula="of:=[.BA41]/[.AZ41]" office:value-type="percentage" office:value="0.0800417867690303">
            <text:p>8,00%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Лист1.A1:Лист1.AMJ10485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5T16:43:27</meta:creation-date>
    <meta:generator>LibreOffice/3.5$Linux_x86 LibreOffice_project/350m1$Build-2</meta:generator>
    <dc:date>2014-03-05T17:14:18</dc:date>
    <dc:creator>Reiner </dc:creator>
    <meta:editing-duration>PT29M36S</meta:editing-duration>
    <meta:editing-cycles>2</meta:editing-cycles>
    <meta:document-statistic meta:table-count="3" meta:cell-count="2214" meta:object-count="0"/>
  </office:meta>
</office:document-meta>
</file>